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fbbec"/>
    </style:style>
    <style:style style:name="P2" style:family="paragraph" style:parent-style-name="Preformatted_20_Text">
      <style:text-properties officeooo:paragraph-rsid="00217e40"/>
    </style:style>
    <style:style style:name="T1" style:family="text">
      <style:text-properties officeooo:rsid="001c173b"/>
    </style:style>
    <style:style style:name="T2" style:family="text">
      <style:text-properties officeooo:rsid="001c4216"/>
    </style:style>
    <style:style style:name="T3" style:family="text">
      <style:text-properties officeooo:rsid="001dda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# api-rest-personasDigital Innovation: Expert class - Desenvolvendo um sistema de gerenciamento de pessoas em API REST com Spring Boot</text:p>
      <text:p text:style-name="Preformatted_20_Text">Desenvolver um pequeno sistema para o gerenciamento de pessoas de uma empresa através de uma API REST, criada com o Spring Boot.</text:p>
      <text:p text:style-name="Preformatted_20_Text"/>
      <text:p text:style-name="Preformatted_20_Text">- <text:span text:style-name="T3">Uso do Lombok.</text:span></text:p>
      <text:p text:style-name="Preformatted_20_Text">- Aprendendo a usar o SDKMan mudar de versões entre projetos.</text:p>
      <text:p text:style-name="Preformatted_20_Text">- Reforçado os princípios REST e o modelo de maturidade de Richardson para RESTFull (Glory of REST).</text:p>
      <text:p text:style-name="Preformatted_20_Text">- <text:span text:style-name="T1">Usando H2 para simular banco de dados em memória.</text:span></text:p>
      <text:p text:style-name="P1">- <text:span text:style-name="T2">Uso de MapStruct que prove uma interface para fazer o Map de um DTO para uma entidade e de uma entidade para um DTO.</text:span></text:p>
      <text:p text:style-name="P2"><text:span text:style-name="T2">- Revisão de código após Pullrequest e merge nabranch master do GitHub.</text:span></text:p>
      <text:p text:style-name="P2"><text:span text:style-name="T2">- Criando um teste unitário com Junit5 e Mokito. <text:s text:c="2"/></text:span></text:p>
      <text:p text:style-name="Preformatted_20_Text"/>
      <text:p text:style-name="Preformatted_20_Text"/>
      <text:p text:style-name="Preformatted_20_Text"/>
      <text:p text:style-name="Preformatted_20_Text">Setup inicial de projeto com o Spring Boot Initialzr</text:p>
      <text:p text:style-name="Preformatted_20_Text">Criação de modelo de dados para o mapeamento de entidades em bancos de dados</text:p>
      <text:p text:style-name="Preformatted_20_Text">Desenvolvimento de operações de gerenciamento de usuários (Cadastro, leitura, atualização e remoção de pessoas de um sistema).</text:p>
      <text:p text:style-name="Preformatted_20_Text">Relação de cada uma das operações acima com o padrão arquitetural REST, e a explicação de cada um dos conceitos REST envolvidos durante o desenvolvimento do projeto.</text:p>
      <text:p text:style-name="Preformatted_20_Text">Desenvolvimento de testes unitários para validação das funcionalidades</text:p>
      <text:p text:style-name="Preformatted_20_Text">Implantação do sistema na nuvem através do Heroku</text:p>
      <text:p text:style-name="Preformatted_20_Text">Para executar o projeto no terminal, digite o seguinte comando:</text:p>
      <text:p text:style-name="Preformatted_20_Text"/>
      <text:p text:style-name="Preformatted_20_Text">mvn spring-boot:run </text:p>
      <text:p text:style-name="Preformatted_20_Text">Após executar o comando acima, basta apenas abrir o seguinte endereço e visualizar a execução do projeto:</text:p>
      <text:p text:style-name="Preformatted_20_Text"/>
      <text:p text:style-name="Preformatted_20_Text">http://localhost:8080/api/v1/people</text:p>
      <text:p text:style-name="Preformatted_20_Text">São necessários os seguintes pré-requisitos para a execução do projeto desenvolvido durante a aula:</text:p>
      <text:p text:style-name="Preformatted_20_Text"/>
      <text:p text:style-name="Preformatted_20_Text">Java 11 ou versões superiores.</text:p>
      <text:p text:style-name="Preformatted_20_Text">Maven 3.6.3 ou versões superio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31T01:00:45.344403120</dc:date>
    <meta:editing-duration>PT2H4M28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22" meta:word-count="266" meta:character-count="1654" meta:non-whitespace-character-count="1406"/>
  </office:meta>
</office:document-meta>
</file>